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28_12-50-37_000.jpg</text:p>
          </table:table-cell>
          <table:table-cell table:style-name="ce23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559875 E-139-34-49.324951</text:p>
          </table:table-cell>
          <table:table-cell table:style-name="ce33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28_14-28-06_000.jpg</text:p>
          </table:table-cell>
          <table:table-cell table:style-name="ce23" office:value-type="string">
            <text:p>:m anim / sketch / images / 火に当たる</text:p>
          </table:table-cell>
          <table:table-cell table:style-name="ce2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3]=&quot;&quot;;[.C3];CONCATENATE([.C3];&quot; / &quot;;[.E3]))" office:value-type="string" office:string-value=":m anim / sketch / images / 火に当たる">
            <text:p>:m anim / sketch / images / 火に当たる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28_15-33-33_000.jpg</text:p>
          </table:table-cell>
          <table:table-cell table:style-name="ce23" office:value-type="string">
            <text:p>:m 東和 PHOTO / 200729w / 日吉駅 / 箕輪町計画I敷地 / １名 / 経塚工業（三井住友建設） / 資料</text:p>
          </table:table-cell>
          <table:table-cell table:style-name="ce32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3" table:formula="of:=IF([.E4]=&quot;&quot;;[.C4];CONCATENATE([.C4];&quot; / &quot;;[.E4]))" office:value-type="string" office:string-value=":m 東和 PHOTO / 200729w / 日吉駅 / 箕輪町計画I敷地 / １名 / 経塚工業（三井住友建設） / 資料">
            <text:p>:m 東和 PHOTO / 200729w / 日吉駅 / 箕輪町計画I敷地 / １名 / 経塚工業（三井住友建設） / 資料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8_15-34-20_000.jpg</text:p>
          </table:table-cell>
          <table:table-cell table:style-name="ce23" office:value-type="string">
            <text:p>:m 東和 PHOTO / 200729w / 日吉駅 / 箕輪町計画I敷地 / １名 / 経塚工業（三井住友建設） / 資料</text:p>
          </table:table-cell>
          <table:table-cell table:style-name="ce15"/>
          <table:table-cell table:style-name="ce2"/>
          <table:table-cell table:style-name="ce2" office:value-type="string">
            <text:p>N-35-35-28.518676 E-139-34-49.105224</text:p>
          </table:table-cell>
          <table:table-cell table:style-name="ce33" table:formula="of:=IF([.E5]=&quot;&quot;;[.C5];CONCATENATE([.C5];&quot; / &quot;;[.E5]))" office:value-type="string" office:string-value=":m 東和 PHOTO / 200729w / 日吉駅 / 箕輪町計画I敷地 / １名 / 経塚工業（三井住友建設） / 資料">
            <text:p>:m 東和 PHOTO / 200729w / 日吉駅 / 箕輪町計画I敷地 / １名 / 経塚工業（三井住友建設） / 資料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8_15-38-36_000.jpg</text:p>
          </table:table-cell>
          <table:table-cell table:style-name="ce23" office:value-type="string">
            <text:p>:m 東和 PHOTO / 200729w / 日吉駅 / 箕輪町計画I敷地 / １名 / 経塚工業（三井住友建設） / 資料</text:p>
          </table:table-cell>
          <table:table-cell table:style-name="ce16"/>
          <table:table-cell table:style-name="ce2"/>
          <table:table-cell table:style-name="ce2" office:value-type="string">
            <text:p>N-35-35-28.601074 E-139-34-49.434814</text:p>
          </table:table-cell>
          <table:table-cell table:style-name="ce33" table:formula="of:=IF([.E6]=&quot;&quot;;[.C6];CONCATENATE([.C6];&quot; / &quot;;[.E6]))" office:value-type="string" office:string-value=":m 東和 PHOTO / 200729w / 日吉駅 / 箕輪町計画I敷地 / １名 / 経塚工業（三井住友建設） / 資料">
            <text:p>:m 東和 PHOTO / 200729w / 日吉駅 / 箕輪町計画I敷地 / １名 / 経塚工業（三井住友建設） / 資料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28_15-38-41_000.jpg</text:p>
          </table:table-cell>
          <table:table-cell table:style-name="ce23" office:value-type="string">
            <text:p>:m 東和 PHOTO / 200729w / 日吉駅 / 箕輪町計画I敷地 / １名 / 経塚工業（三井住友建設） / 資料</text:p>
          </table:table-cell>
          <table:table-cell table:style-name="ce17"/>
          <table:table-cell table:style-name="ce2"/>
          <table:table-cell table:style-name="ce2" office:value-type="string">
            <text:p>N-35-35-28.601074 E-139-34-49.434814</text:p>
          </table:table-cell>
          <table:table-cell table:style-name="ce33" table:formula="of:=IF([.E7]=&quot;&quot;;[.C7];CONCATENATE([.C7];&quot; / &quot;;[.E7]))" office:value-type="string" office:string-value=":m 東和 PHOTO / 200729w / 日吉駅 / 箕輪町計画I敷地 / １名 / 経塚工業（三井住友建設） / 資料">
            <text:p>:m 東和 PHOTO / 200729w / 日吉駅 / 箕輪町計画I敷地 / １名 / 経塚工業（三井住友建設） / 資料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28_15-38-41_001.jpg</text:p>
          </table:table-cell>
          <table:table-cell table:style-name="ce23" office:value-type="string">
            <text:p>:m 東和 PHOTO / 200729w / 日吉駅 / 箕輪町計画I敷地 / １名 / 経塚工業（三井住友建設） / 資料</text:p>
          </table:table-cell>
          <table:table-cell table:style-name="ce15"/>
          <table:table-cell table:style-name="ce2"/>
          <table:table-cell table:style-name="ce2" office:value-type="string">
            <text:p>N-35-35-28.601074 E-139-34-49.434814</text:p>
          </table:table-cell>
          <table:table-cell table:style-name="ce33" table:formula="of:=IF([.E8]=&quot;&quot;;[.C8];CONCATENATE([.C8];&quot; / &quot;;[.E8]))" office:value-type="string" office:string-value=":m 東和 PHOTO / 200729w / 日吉駅 / 箕輪町計画I敷地 / １名 / 経塚工業（三井住友建設） / 資料">
            <text:p>:m 東和 PHOTO / 200729w / 日吉駅 / 箕輪町計画I敷地 / １名 / 経塚工業（三井住友建設） / 資料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28_15-38-41_002.jpg</text:p>
          </table:table-cell>
          <table:table-cell table:style-name="ce23" office:value-type="string">
            <text:p>:m 東和 PHOTO / 200729w / 日吉駅 / 箕輪町計画I敷地 / １名 / 経塚工業（三井住友建設） / 資料</text:p>
          </table:table-cell>
          <table:table-cell table:style-name="ce16"/>
          <table:table-cell table:style-name="ce2"/>
          <table:table-cell table:style-name="ce2" office:value-type="string">
            <text:p>N-35-35-28.601074 E-139-34-49.434814</text:p>
          </table:table-cell>
          <table:table-cell table:style-name="ce33" table:formula="of:=IF([.E9]=&quot;&quot;;[.C9];CONCATENATE([.C9];&quot; / &quot;;[.E9]))" office:value-type="string" office:string-value=":m 東和 PHOTO / 200729w / 日吉駅 / 箕輪町計画I敷地 / １名 / 経塚工業（三井住友建設） / 資料">
            <text:p>:m 東和 PHOTO / 200729w / 日吉駅 / 箕輪町計画I敷地 / １名 / 経塚工業（三井住友建設） / 資料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28_15-41-30_000.jpg</text:p>
          </table:table-cell>
          <table:table-cell table:style-name="ce23" office:value-type="string">
            <text:p>:m 東和 PHOTO / 200729w / 日吉駅 / 箕輪町計画I敷地 / １名 / 経塚工業（三井住友建設） / 資料</text:p>
          </table:table-cell>
          <table:table-cell table:style-name="ce16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10]=&quot;&quot;;[.C10];CONCATENATE([.C10];&quot; / &quot;;[.E10]))" office:value-type="string" office:string-value=":m 東和 PHOTO / 200729w / 日吉駅 / 箕輪町計画I敷地 / １名 / 経塚工業（三井住友建設） / 資料">
            <text:p>:m 東和 PHOTO / 200729w / 日吉駅 / 箕輪町計画I敷地 / １名 / 経塚工業（三井住友建設） / 資料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28_15-42-59_000.jpg</text:p>
          </table:table-cell>
          <table:table-cell table:style-name="ce23" office:value-type="string">
            <text:p>:m 東和 PHOTO / 200729w / 日吉駅 / 箕輪町計画I敷地 / １名 / 経塚工業（三井住友建設） / 資料</text:p>
          </table:table-cell>
          <table:table-cell table:style-name="ce17"/>
          <table:table-cell table:style-name="ce2"/>
          <table:table-cell table:style-name="ce2" office:value-type="string">
            <text:p>N-35-35-28.518676 E-139-34-49.160156</text:p>
          </table:table-cell>
          <table:table-cell table:style-name="ce33" table:formula="of:=IF([.E11]=&quot;&quot;;[.C11];CONCATENATE([.C11];&quot; / &quot;;[.E11]))" office:value-type="string" office:string-value=":m 東和 PHOTO / 200729w / 日吉駅 / 箕輪町計画I敷地 / １名 / 経塚工業（三井住友建設） / 資料">
            <text:p>:m 東和 PHOTO / 200729w / 日吉駅 / 箕輪町計画I敷地 / １名 / 経塚工業（三井住友建設） / 資料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28_17-53-44_000.jpg</text:p>
          </table:table-cell>
          <table:table-cell table:style-name="ce23" office:value-type="string">
            <text:p>:m anim / dessin / 火に当たる；焚き火</text:p>
          </table:table-cell>
          <table:table-cell table:style-name="ce15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12]=&quot;&quot;;[.C12];CONCATENATE([.C12];&quot; / &quot;;[.E12]))" office:value-type="string" office:string-value=":m anim / dessin / 火に当たる；焚き火">
            <text:p>:m anim / dessin / 火に当たる；焚き火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28_18-45-43_000.jpg</text:p>
          </table:table-cell>
          <table:table-cell table:style-name="ce16" office:value-type="string">
            <text:p>:m RES 1-2*2 / free# JVEMV6 37#21.4_26 / 37. miscs of miscs / 21. math&amp;physics / 4. knot-theory / 蝶結び,idea-1.n,w:ほどけループ,w:交差絡み合わせsymbol(s:端点:”ε”) / N+</text:p>
          </table:table-cell>
          <table:table-cell table:style-name="ce16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3" table:formula="of:=IF([.E13]=&quot;&quot;;[.C13];CONCATENATE([.C13];&quot; / &quot;;[.E13]))" office:value-type="string" office:string-value=":m RES 1-2*2 / free# JVEMV6 37#21.4_26 / 37. miscs of miscs / 21. math&amp;physics / 4. knot-theory / 蝶結び,idea-1.n,w:ほどけループ,w:交差絡み合わせsymbol(s:端点:”ε”) / N+">
            <text:p>:m RES 1-2*2 / free# JVEMV6 37#21.4_26 / 37. miscs of miscs / 21. math&amp;physics / 4. knot-theory / 蝶結び,idea-1.n,w:ほどけループ,w:交差絡み合わせsymbol(s:端点:”ε”) / N+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28_19-09-02_000.jpg</text:p>
          </table:table-cell>
          <table:table-cell table:style-name="ce20" office:value-type="string">
            <text:p>:m music / log / kb / || s.1:genr=et-N,key=C#,R=~</text:p>
          </table:table-cell>
          <table:table-cell table:style-name="ce17"/>
          <table:table-cell table:style-name="ce2"/>
          <table:table-cell table:style-name="ce2" office:value-type="string">
            <text:p>N-35-35-28.0 E-139-34-49.0</text:p>
          </table:table-cell>
          <table:table-cell table:style-name="ce33" table:formula="of:=IF([.E14]=&quot;&quot;;[.C14];CONCATENATE([.C14];&quot; / &quot;;[.E14]))" office:value-type="string" office:string-value=":m music / log / kb / || s.1:genr=et-N,key=C#,R=~">
            <text:p>:m music / log / kb / || s.1:genr=et-N,key=C#,R=~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2" office:value-type="string">
            <text:p>2020-07-28_20-30-47_000.jpg</text:p>
          </table:table-cell>
          <table:table-cell table:style-name="ce6" office:value-type="string">
            <text:p>:m 食べた物</text:p>
          </table:table-cell>
          <table:table-cell table:style-name="ce17"/>
          <table:table-cell table:style-name="ce2"/>
          <table:table-cell table:style-name="ce2" office:value-type="string">
            <text:p>N-35-35-28.559875 E-139-34-49.489746</text:p>
          </table:table-cell>
          <table:table-cell table:style-name="ce33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28_21-59-27_000.jpg</text:p>
          </table:table-cell>
          <table:table-cell table:style-name="ce6" office:value-type="string">
            <text:p>:PHOTO 記録 / PC画面 / デスクトップPC / 「IWJ」 / 寄付金、入金 / 5000</text:p>
          </table:table-cell>
          <table:table-cell table:style-name="ce6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16]=&quot;&quot;;[.C16];CONCATENATE([.C16];&quot; / &quot;;[.E16]))" office:value-type="string" office:string-value=":PHOTO 記録 / PC画面 / デスクトップPC / 「IWJ」 / 寄付金、入金 / 5000">
            <text:p>:PHOTO 記録 / PC画面 / デスクトップPC / 「IWJ」 / 寄付金、入金 / 500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28_22-00-42_000.jpg</text:p>
          </table:table-cell>
          <table:table-cell table:style-name="ce6" office:value-type="string">
            <text:p>:PHOTO 記録 / PC画面 / デスクトップPC / 「IWJ」 / 寄付金、入金 / 5000</text:p>
          </table:table-cell>
          <table:table-cell table:style-name="ce20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17]=&quot;&quot;;[.C17];CONCATENATE([.C17];&quot; / &quot;;[.E17]))" office:value-type="string" office:string-value=":PHOTO 記録 / PC画面 / デスクトップPC / 「IWJ」 / 寄付金、入金 / 5000">
            <text:p>:PHOTO 記録 / PC画面 / デスクトップPC / 「IWJ」 / 寄付金、入金 / 500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28_22-01-02_000.jpg</text:p>
          </table:table-cell>
          <table:table-cell table:style-name="ce6" office:value-type="string">
            <text:p>:PHOTO 記録 / PC画面 / デスクトップPC / 「IWJ」 / 寄付金、入金 / 5000</text:p>
          </table:table-cell>
          <table:table-cell table:style-name="ce20"/>
          <table:table-cell table:style-name="ce2"/>
          <table:table-cell table:style-name="ce2" office:value-type="string">
            <text:p>N-35-35-28.504943 E-139-34-49.050292</text:p>
          </table:table-cell>
          <table:table-cell table:style-name="ce33" table:formula="of:=IF([.E18]=&quot;&quot;;[.C18];CONCATENATE([.C18];&quot; / &quot;;[.E18]))" office:value-type="string" office:string-value=":PHOTO 記録 / PC画面 / デスクトップPC / 「IWJ」 / 寄付金、入金 / 5000">
            <text:p>:PHOTO 記録 / PC画面 / デスクトップPC / 「IWJ」 / 寄付金、入金 / 500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2" office:value-type="string">
            <text:p>2020-07-29_04-08-41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19]=&quot;&quot;;[.C19];CONCATENATE([.C19];&quot; / &quot;;[.E19]))" office:value-type="string" office:string-value=":m :PHOTO 起きた時刻 / 2020">
            <text:p>:m :PHOTO 起き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29_05-22-31_000.jpg</text:p>
          </table:table-cell>
          <table:table-cell table:style-name="ce23" office:value-type="string">
            <text:p>:m 東和 PHOTO / 200729w / 日吉駅 / 箕輪町計画I敷地 / １名 / 経塚工業（三井住友建設） / 出発時間 / N-35-35-28.532409 E-139-34-49.489746</text:p>
          </table:table-cell>
          <table:table-cell table:style-name="ce15"/>
          <table:table-cell table:style-name="ce2" table:formula="of:=[.F20]" office:value-type="string" office:string-value="N-35-35-28.532409 E-139-34-49.489746">
            <text:p>N-35-35-28.532409 E-139-34-49.489746</text:p>
          </table:table-cell>
          <table:table-cell table:style-name="ce2" office:value-type="string">
            <text:p>N-35-35-28.532409 E-139-34-49.489746</text:p>
          </table:table-cell>
          <table:table-cell table:style-name="ce33" table:formula="of:=IF([.E20]=&quot;&quot;;[.C20];CONCATENATE([.C20];&quot; / &quot;;[.E20]))" office:value-type="string" office:string-value=":m 東和 PHOTO / 200729w / 日吉駅 / 箕輪町計画I敷地 / １名 / 経塚工業（三井住友建設） / 出発時間 / N-35-35-28.532409 E-139-34-49.489746 / N-35-35-28.532409 E-139-34-49.489746">
            <text:p>:m 東和 PHOTO / 200729w / 日吉駅 / 箕輪町計画I敷地 / １名 / 経塚工業（三井住友建設） / 出発時間 / N-35-35-28.532409 E-139-34-49.489746 / N-35-35-28.532409 E-139-34-49.489746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29_13-23-59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6.371765 E-139-38-44.487304</text:p>
          </table:table-cell>
          <table:table-cell table:style-name="ce16"/>
          <table:table-cell table:style-name="ce2" table:formula="of:=[.F21]" office:value-type="string" office:string-value="N-35-32-56.371765 E-139-38-44.487304">
            <text:p>N-35-32-56.371765 E-139-38-44.487304</text:p>
          </table:table-cell>
          <table:table-cell table:style-name="ce2" office:value-type="string">
            <text:p>N-35-32-56.371765 E-139-38-44.487304</text:p>
          </table:table-cell>
          <table:table-cell table:style-name="ce33" table:formula="of:=IF([.E21]=&quot;&quot;;[.C21];CONCATENATE([.C21];&quot; / &quot;;[.E21]))" office:value-type="string" office:string-value="JVEMV6 52#2 / 52. 自然観察 / 1. grass / field_photos / 雑草、草本、花 / @東和現場近く、日吉駅への道；大通り / サボテン；花 id=3BDO / N-35-32-56.371765 E-139-38-44.487304 / N-35-32-56.371765 E-139-38-44.487304">
            <text:p>JVEMV6 52#2 / 52. 自然観察 / 1. grass / field_photos / 雑草、草本、花 / @東和現場近く、日吉駅への道；大通り / サボテン；花 id=3BDO / N-35-32-56.371765 E-139-38-44.487304 / N-35-32-56.371765 E-139-38-44.48730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7-29_13-24-03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6.371765 E-139-38-44.487304</text:p>
          </table:table-cell>
          <table:table-cell table:style-name="ce17"/>
          <table:table-cell table:style-name="ce2" table:formula="of:=[.F22]" office:value-type="string" office:string-value="N-35-32-56.371765 E-139-38-44.487304">
            <text:p>N-35-32-56.371765 E-139-38-44.487304</text:p>
          </table:table-cell>
          <table:table-cell table:style-name="ce2" office:value-type="string">
            <text:p>N-35-32-56.371765 E-139-38-44.487304</text:p>
          </table:table-cell>
          <table:table-cell table:style-name="ce33" table:formula="of:=IF([.E22]=&quot;&quot;;[.C22];CONCATENATE([.C22];&quot; / &quot;;[.E22]))" office:value-type="string" office:string-value="JVEMV6 52#2 / 52. 自然観察 / 1. grass / field_photos / 雑草、草本、花 / @東和現場近く、日吉駅への道；大通り / サボテン；花 id=3BDO / N-35-32-56.371765 E-139-38-44.487304 / N-35-32-56.371765 E-139-38-44.487304">
            <text:p>JVEMV6 52#2 / 52. 自然観察 / 1. grass / field_photos / 雑草、草本、花 / @東和現場近く、日吉駅への道；大通り / サボテン；花 id=3BDO / N-35-32-56.371765 E-139-38-44.487304 / N-35-32-56.371765 E-139-38-44.48730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2020-07-29_13-24-06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6.371765 E-139-38-44.487304</text:p>
          </table:table-cell>
          <table:table-cell table:style-name="ce14"/>
          <table:table-cell table:style-name="ce2" table:formula="of:=[.F23]" office:value-type="string" office:string-value="N-35-32-56.371765 E-139-38-44.487304">
            <text:p>N-35-32-56.371765 E-139-38-44.487304</text:p>
          </table:table-cell>
          <table:table-cell table:style-name="ce2" office:value-type="string">
            <text:p>N-35-32-56.371765 E-139-38-44.487304</text:p>
          </table:table-cell>
          <table:table-cell table:style-name="ce33" table:formula="of:=IF([.E23]=&quot;&quot;;[.C23];CONCATENATE([.C23];&quot; / &quot;;[.E23]))" office:value-type="string" office:string-value="JVEMV6 52#2 / 52. 自然観察 / 1. grass / field_photos / 雑草、草本、花 / @東和現場近く、日吉駅への道；大通り / サボテン；花 id=3BDO / N-35-32-56.371765 E-139-38-44.487304 / N-35-32-56.371765 E-139-38-44.487304">
            <text:p>JVEMV6 52#2 / 52. 自然観察 / 1. grass / field_photos / 雑草、草本、花 / @東和現場近く、日吉駅への道；大通り / サボテン；花 id=3BDO / N-35-32-56.371765 E-139-38-44.487304 / N-35-32-56.371765 E-139-38-44.48730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2020-07-29_13-24-14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6.371765 E-139-38-44.487304</text:p>
          </table:table-cell>
          <table:table-cell table:style-name="ce2"/>
          <table:table-cell table:style-name="ce2" table:formula="of:=[.F24]" office:value-type="string" office:string-value="N-35-32-56.371765 E-139-38-44.487304">
            <text:p>N-35-32-56.371765 E-139-38-44.487304</text:p>
          </table:table-cell>
          <table:table-cell table:style-name="ce2" office:value-type="string">
            <text:p>N-35-32-56.371765 E-139-38-44.487304</text:p>
          </table:table-cell>
          <table:table-cell table:style-name="ce33" table:formula="of:=IF([.E24]=&quot;&quot;;[.C24];CONCATENATE([.C24];&quot; / &quot;;[.E24]))" office:value-type="string" office:string-value="JVEMV6 52#2 / 52. 自然観察 / 1. grass / field_photos / 雑草、草本、花 / @東和現場近く、日吉駅への道；大通り / サボテン；花 id=3BDO / N-35-32-56.371765 E-139-38-44.487304 / N-35-32-56.371765 E-139-38-44.487304">
            <text:p>JVEMV6 52#2 / 52. 自然観察 / 1. grass / field_photos / 雑草、草本、花 / @東和現場近く、日吉駅への道；大通り / サボテン；花 id=3BDO / N-35-32-56.371765 E-139-38-44.487304 / N-35-32-56.371765 E-139-38-44.48730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2020-07-29_13-24-23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987243 E-139-38-43.883056</text:p>
          </table:table-cell>
          <table:table-cell table:style-name="ce2"/>
          <table:table-cell table:style-name="ce2" table:formula="of:=[.F25]" office:value-type="string" office:string-value="N-35-32-55.987243 E-139-38-43.883056">
            <text:p>N-35-32-55.987243 E-139-38-43.883056</text:p>
          </table:table-cell>
          <table:table-cell table:style-name="ce2" office:value-type="string">
            <text:p>N-35-32-55.987243 E-139-38-43.883056</text:p>
          </table:table-cell>
          <table:table-cell table:style-name="ce33" table:formula="of:=IF([.E25]=&quot;&quot;;[.C25];CONCATENATE([.C25];&quot; / &quot;;[.E25]))" office:value-type="string" office:string-value="JVEMV6 52#2 / 52. 自然観察 / 1. grass / field_photos / 雑草、草本、花 / @東和現場近く、日吉駅への道；大通り / サボテン；花 id=3BDO / N-35-32-55.987243 E-139-38-43.883056 / N-35-32-55.987243 E-139-38-43.883056">
            <text:p>JVEMV6 52#2 / 52. 自然観察 / 1. grass / field_photos / 雑草、草本、花 / @東和現場近く、日吉駅への道；大通り / サボテン；花 id=3BDO / N-35-32-55.987243 E-139-38-43.883056 / N-35-32-55.987243 E-139-38-43.883056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2" office:value-type="string">
            <text:p>2020-07-29_13-24-33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987243 E-139-38-43.883056</text:p>
          </table:table-cell>
          <table:table-cell table:style-name="ce16"/>
          <table:table-cell table:style-name="ce2" table:formula="of:=[.F26]" office:value-type="string" office:string-value="N-35-32-55.987243 E-139-38-43.883056">
            <text:p>N-35-32-55.987243 E-139-38-43.883056</text:p>
          </table:table-cell>
          <table:table-cell table:style-name="ce2" office:value-type="string">
            <text:p>N-35-32-55.987243 E-139-38-43.883056</text:p>
          </table:table-cell>
          <table:table-cell table:style-name="ce33" table:formula="of:=IF([.E26]=&quot;&quot;;[.C26];CONCATENATE([.C26];&quot; / &quot;;[.E26]))" office:value-type="string" office:string-value="JVEMV6 52#2 / 52. 自然観察 / 1. grass / field_photos / 雑草、草本、花 / @東和現場近く、日吉駅への道；大通り / サボテン；花 id=3BDO / N-35-32-55.987243 E-139-38-43.883056 / N-35-32-55.987243 E-139-38-43.883056">
            <text:p>JVEMV6 52#2 / 52. 自然観察 / 1. grass / field_photos / 雑草、草本、花 / @東和現場近く、日吉駅への道；大通り / サボテン；花 id=3BDO / N-35-32-55.987243 E-139-38-43.883056 / N-35-32-55.987243 E-139-38-43.883056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2020-07-29_13-24-47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6.069641 E-139-38-43.883056</text:p>
          </table:table-cell>
          <table:table-cell table:style-name="ce17"/>
          <table:table-cell table:style-name="ce2" table:formula="of:=[.F27]" office:value-type="string" office:string-value="N-35-32-56.069641 E-139-38-43.883056">
            <text:p>N-35-32-56.069641 E-139-38-43.883056</text:p>
          </table:table-cell>
          <table:table-cell table:style-name="ce2" office:value-type="string">
            <text:p>N-35-32-56.069641 E-139-38-43.883056</text:p>
          </table:table-cell>
          <table:table-cell table:style-name="ce33" table:formula="of:=IF([.E27]=&quot;&quot;;[.C27];CONCATENATE([.C27];&quot; / &quot;;[.E27]))" office:value-type="string" office:string-value="JVEMV6 52#2 / 52. 自然観察 / 1. grass / field_photos / 雑草、草本、花 / @東和現場近く、日吉駅への道；大通り / サボテン；花 id=3BDO / N-35-32-56.069641 E-139-38-43.883056 / N-35-32-56.069641 E-139-38-43.883056">
            <text:p>JVEMV6 52#2 / 52. 自然観察 / 1. grass / field_photos / 雑草、草本、花 / @東和現場近く、日吉駅への道；大通り / サボテン；花 id=3BDO / N-35-32-56.069641 E-139-38-43.883056 / N-35-32-56.069641 E-139-38-43.883056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2020-07-29_13-24-51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6.069641 E-139-38-43.883056</text:p>
          </table:table-cell>
          <table:table-cell table:style-name="ce16"/>
          <table:table-cell table:style-name="ce2" table:formula="of:=[.F28]" office:value-type="string" office:string-value="N-35-32-56.069641 E-139-38-43.883056">
            <text:p>N-35-32-56.069641 E-139-38-43.883056</text:p>
          </table:table-cell>
          <table:table-cell table:style-name="ce2" office:value-type="string">
            <text:p>N-35-32-56.069641 E-139-38-43.883056</text:p>
          </table:table-cell>
          <table:table-cell table:style-name="ce33" table:formula="of:=IF([.E28]=&quot;&quot;;[.C28];CONCATENATE([.C28];&quot; / &quot;;[.E28]))" office:value-type="string" office:string-value="JVEMV6 52#2 / 52. 自然観察 / 1. grass / field_photos / 雑草、草本、花 / @東和現場近く、日吉駅への道；大通り / サボテン；花 id=3BDO / N-35-32-56.069641 E-139-38-43.883056 / N-35-32-56.069641 E-139-38-43.883056">
            <text:p>JVEMV6 52#2 / 52. 自然観察 / 1. grass / field_photos / 雑草、草本、花 / @東和現場近く、日吉駅への道；大通り / サボテン；花 id=3BDO / N-35-32-56.069641 E-139-38-43.883056 / N-35-32-56.069641 E-139-38-43.883056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2020-07-29_13-24-53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6.000976 E-139-38-43.937988</text:p>
          </table:table-cell>
          <table:table-cell table:style-name="ce6"/>
          <table:table-cell table:style-name="ce2" table:formula="of:=[.F29]" office:value-type="string" office:string-value="N-35-32-56.000976 E-139-38-43.937988">
            <text:p>N-35-32-56.000976 E-139-38-43.937988</text:p>
          </table:table-cell>
          <table:table-cell table:style-name="ce2" office:value-type="string">
            <text:p>N-35-32-56.000976 E-139-38-43.937988</text:p>
          </table:table-cell>
          <table:table-cell table:style-name="ce33" table:formula="of:=IF([.E29]=&quot;&quot;;[.C29];CONCATENATE([.C29];&quot; / &quot;;[.E29]))" office:value-type="string" office:string-value="JVEMV6 52#2 / 52. 自然観察 / 1. grass / field_photos / 雑草、草本、花 / @東和現場近く、日吉駅への道；大通り / サボテン；花 id=3BDO / N-35-32-56.000976 E-139-38-43.937988 / N-35-32-56.000976 E-139-38-43.937988">
            <text:p>JVEMV6 52#2 / 52. 自然観察 / 1. grass / field_photos / 雑草、草本、花 / @東和現場近く、日吉駅への道；大通り / サボテン；花 id=3BDO / N-35-32-56.000976 E-139-38-43.937988 / N-35-32-56.000976 E-139-38-43.93798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2020-07-29_13-24-55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6.000976 E-139-38-43.937988</text:p>
          </table:table-cell>
          <table:table-cell table:style-name="ce15"/>
          <table:table-cell table:style-name="ce2" table:formula="of:=[.F30]" office:value-type="string" office:string-value="N-35-32-56.000976 E-139-38-43.937988">
            <text:p>N-35-32-56.000976 E-139-38-43.937988</text:p>
          </table:table-cell>
          <table:table-cell table:style-name="ce2" office:value-type="string">
            <text:p>N-35-32-56.000976 E-139-38-43.937988</text:p>
          </table:table-cell>
          <table:table-cell table:style-name="ce33" table:formula="of:=IF([.E30]=&quot;&quot;;[.C30];CONCATENATE([.C30];&quot; / &quot;;[.E30]))" office:value-type="string" office:string-value="JVEMV6 52#2 / 52. 自然観察 / 1. grass / field_photos / 雑草、草本、花 / @東和現場近く、日吉駅への道；大通り / サボテン；花 id=3BDO / N-35-32-56.000976 E-139-38-43.937988 / N-35-32-56.000976 E-139-38-43.937988">
            <text:p>JVEMV6 52#2 / 52. 自然観察 / 1. grass / field_photos / 雑草、草本、花 / @東和現場近く、日吉駅への道；大通り / サボテン；花 id=3BDO / N-35-32-56.000976 E-139-38-43.937988 / N-35-32-56.000976 E-139-38-43.93798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2020-07-29_13-24-59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6.000976 E-139-38-43.937988</text:p>
          </table:table-cell>
          <table:table-cell table:style-name="ce16"/>
          <table:table-cell table:style-name="ce2" table:formula="of:=[.F31]" office:value-type="string" office:string-value="N-35-32-56.000976 E-139-38-43.937988">
            <text:p>N-35-32-56.000976 E-139-38-43.937988</text:p>
          </table:table-cell>
          <table:table-cell table:style-name="ce2" office:value-type="string">
            <text:p>N-35-32-56.000976 E-139-38-43.937988</text:p>
          </table:table-cell>
          <table:table-cell table:style-name="ce33" table:formula="of:=IF([.E31]=&quot;&quot;;[.C31];CONCATENATE([.C31];&quot; / &quot;;[.E31]))" office:value-type="string" office:string-value="JVEMV6 52#2 / 52. 自然観察 / 1. grass / field_photos / 雑草、草本、花 / @東和現場近く、日吉駅への道；大通り / サボテン；花 id=3BDO / N-35-32-56.000976 E-139-38-43.937988 / N-35-32-56.000976 E-139-38-43.937988">
            <text:p>JVEMV6 52#2 / 52. 自然観察 / 1. grass / field_photos / 雑草、草本、花 / @東和現場近く、日吉駅への道；大通り / サボテン；花 id=3BDO / N-35-32-56.000976 E-139-38-43.937988 / N-35-32-56.000976 E-139-38-43.93798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2020-07-29_13-25-06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6.000976 E-139-38-43.937988</text:p>
          </table:table-cell>
          <table:table-cell table:style-name="ce17"/>
          <table:table-cell table:style-name="ce2" table:formula="of:=[.F32]" office:value-type="string" office:string-value="N-35-32-56.000976 E-139-38-43.937988">
            <text:p>N-35-32-56.000976 E-139-38-43.937988</text:p>
          </table:table-cell>
          <table:table-cell table:style-name="ce2" office:value-type="string">
            <text:p>N-35-32-56.000976 E-139-38-43.937988</text:p>
          </table:table-cell>
          <table:table-cell table:style-name="ce33" table:formula="of:=IF([.E32]=&quot;&quot;;[.C32];CONCATENATE([.C32];&quot; / &quot;;[.E32]))" office:value-type="string" office:string-value="JVEMV6 52#2 / 52. 自然観察 / 1. grass / field_photos / 雑草、草本、花 / @東和現場近く、日吉駅への道；大通り / サボテン；花 id=3BDO / N-35-32-56.000976 E-139-38-43.937988 / N-35-32-56.000976 E-139-38-43.937988">
            <text:p>JVEMV6 52#2 / 52. 自然観察 / 1. grass / field_photos / 雑草、草本、花 / @東和現場近く、日吉駅への道；大通り / サボテン；花 id=3BDO / N-35-32-56.000976 E-139-38-43.937988 / N-35-32-56.000976 E-139-38-43.93798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2020-07-29_13-25-09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6.000976 E-139-38-43.937988</text:p>
          </table:table-cell>
          <table:table-cell table:style-name="ce2"/>
          <table:table-cell table:style-name="ce2" table:formula="of:=[.F33]" office:value-type="string" office:string-value="N-35-32-56.000976 E-139-38-43.937988">
            <text:p>N-35-32-56.000976 E-139-38-43.937988</text:p>
          </table:table-cell>
          <table:table-cell table:style-name="ce2" office:value-type="string">
            <text:p>N-35-32-56.000976 E-139-38-43.937988</text:p>
          </table:table-cell>
          <table:table-cell table:style-name="ce33" table:formula="of:=IF([.E33]=&quot;&quot;;[.C33];CONCATENATE([.C33];&quot; / &quot;;[.E33]))" office:value-type="string" office:string-value="JVEMV6 52#2 / 52. 自然観察 / 1. grass / field_photos / 雑草、草本、花 / @東和現場近く、日吉駅への道；大通り / サボテン；花 id=3BDO / N-35-32-56.000976 E-139-38-43.937988 / N-35-32-56.000976 E-139-38-43.937988">
            <text:p>JVEMV6 52#2 / 52. 自然観察 / 1. grass / field_photos / 雑草、草本、花 / @東和現場近く、日吉駅への道；大通り / サボテン；花 id=3BDO / N-35-32-56.000976 E-139-38-43.937988 / N-35-32-56.000976 E-139-38-43.93798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2020-07-29_13-25-14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753784 E-139-38-43.937988</text:p>
          </table:table-cell>
          <table:table-cell table:style-name="ce2"/>
          <table:table-cell table:style-name="ce2" table:formula="of:=[.F34]" office:value-type="string" office:string-value="N-35-32-55.753784 E-139-38-43.937988">
            <text:p>N-35-32-55.753784 E-139-38-43.937988</text:p>
          </table:table-cell>
          <table:table-cell table:style-name="ce2" office:value-type="string">
            <text:p>N-35-32-55.753784 E-139-38-43.937988</text:p>
          </table:table-cell>
          <table:table-cell table:style-name="ce33" table:formula="of:=IF([.E34]=&quot;&quot;;[.C34];CONCATENATE([.C34];&quot; / &quot;;[.E34]))" office:value-type="string" office:string-value="JVEMV6 52#2 / 52. 自然観察 / 1. grass / field_photos / 雑草、草本、花 / @東和現場近く、日吉駅への道；大通り / サボテン；花 id=3BDO / N-35-32-55.753784 E-139-38-43.937988 / N-35-32-55.753784 E-139-38-43.937988">
            <text:p>JVEMV6 52#2 / 52. 自然観察 / 1. grass / field_photos / 雑草、草本、花 / @東和現場近く、日吉駅への道；大通り / サボテン；花 id=3BDO / N-35-32-55.753784 E-139-38-43.937988 / N-35-32-55.753784 E-139-38-43.93798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2020-07-29_13-25-18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753784 E-139-38-43.937988</text:p>
          </table:table-cell>
          <table:table-cell table:style-name="ce2"/>
          <table:table-cell table:style-name="ce2" table:formula="of:=[.F35]" office:value-type="string" office:string-value="N-35-32-55.753784 E-139-38-43.937988">
            <text:p>N-35-32-55.753784 E-139-38-43.937988</text:p>
          </table:table-cell>
          <table:table-cell table:style-name="ce2" office:value-type="string">
            <text:p>N-35-32-55.753784 E-139-38-43.937988</text:p>
          </table:table-cell>
          <table:table-cell table:style-name="ce33" table:formula="of:=IF([.E35]=&quot;&quot;;[.C35];CONCATENATE([.C35];&quot; / &quot;;[.E35]))" office:value-type="string" office:string-value="JVEMV6 52#2 / 52. 自然観察 / 1. grass / field_photos / 雑草、草本、花 / @東和現場近く、日吉駅への道；大通り / サボテン；花 id=3BDO / N-35-32-55.753784 E-139-38-43.937988 / N-35-32-55.753784 E-139-38-43.937988">
            <text:p>JVEMV6 52#2 / 52. 自然観察 / 1. grass / field_photos / 雑草、草本、花 / @東和現場近く、日吉駅への道；大通り / サボテン；花 id=3BDO / N-35-32-55.753784 E-139-38-43.937988 / N-35-32-55.753784 E-139-38-43.93798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2020-07-29_13-25-27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946044 E-139-38-44.322509</text:p>
          </table:table-cell>
          <table:table-cell table:style-name="ce2"/>
          <table:table-cell table:style-name="ce2" table:formula="of:=[.F36]" office:value-type="string" office:string-value="N-35-32-55.946044 E-139-38-44.322509">
            <text:p>N-35-32-55.946044 E-139-38-44.322509</text:p>
          </table:table-cell>
          <table:table-cell table:style-name="ce2" office:value-type="string">
            <text:p>N-35-32-55.946044 E-139-38-44.322509</text:p>
          </table:table-cell>
          <table:table-cell table:style-name="ce33" table:formula="of:=IF([.E36]=&quot;&quot;;[.C36];CONCATENATE([.C36];&quot; / &quot;;[.E36]))" office:value-type="string" office:string-value="JVEMV6 52#2 / 52. 自然観察 / 1. grass / field_photos / 雑草、草本、花 / @東和現場近く、日吉駅への道；大通り / サボテン；花 id=3BDO / N-35-32-55.946044 E-139-38-44.322509 / N-35-32-55.946044 E-139-38-44.322509">
            <text:p>JVEMV6 52#2 / 52. 自然観察 / 1. grass / field_photos / 雑草、草本、花 / @東和現場近く、日吉駅への道；大通り / サボテン；花 id=3BDO / N-35-32-55.946044 E-139-38-44.322509 / N-35-32-55.946044 E-139-38-44.322509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2020-07-29_13-25-33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946044 E-139-38-44.322509</text:p>
          </table:table-cell>
          <table:table-cell table:style-name="ce2"/>
          <table:table-cell table:style-name="ce2" table:formula="of:=[.F37]" office:value-type="string" office:string-value="N-35-32-55.946044 E-139-38-44.322509">
            <text:p>N-35-32-55.946044 E-139-38-44.322509</text:p>
          </table:table-cell>
          <table:table-cell table:style-name="ce2" office:value-type="string">
            <text:p>N-35-32-55.946044 E-139-38-44.322509</text:p>
          </table:table-cell>
          <table:table-cell table:style-name="ce33" table:formula="of:=IF([.E37]=&quot;&quot;;[.C37];CONCATENATE([.C37];&quot; / &quot;;[.E37]))" office:value-type="string" office:string-value="JVEMV6 52#2 / 52. 自然観察 / 1. grass / field_photos / 雑草、草本、花 / @東和現場近く、日吉駅への道；大通り / サボテン；花 id=3BDO / N-35-32-55.946044 E-139-38-44.322509 / N-35-32-55.946044 E-139-38-44.322509">
            <text:p>JVEMV6 52#2 / 52. 自然観察 / 1. grass / field_photos / 雑草、草本、花 / @東和現場近く、日吉駅への道；大通り / サボテン；花 id=3BDO / N-35-32-55.946044 E-139-38-44.322509 / N-35-32-55.946044 E-139-38-44.322509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2020-07-29_13-25-38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946044 E-139-38-44.322509</text:p>
          </table:table-cell>
          <table:table-cell table:style-name="ce2"/>
          <table:table-cell table:style-name="ce2" table:formula="of:=[.F38]" office:value-type="string" office:string-value="N-35-32-55.946044 E-139-38-44.322509">
            <text:p>N-35-32-55.946044 E-139-38-44.322509</text:p>
          </table:table-cell>
          <table:table-cell table:style-name="ce2" office:value-type="string">
            <text:p>N-35-32-55.946044 E-139-38-44.322509</text:p>
          </table:table-cell>
          <table:table-cell table:style-name="ce33" table:formula="of:=IF([.E38]=&quot;&quot;;[.C38];CONCATENATE([.C38];&quot; / &quot;;[.E38]))" office:value-type="string" office:string-value="JVEMV6 52#2 / 52. 自然観察 / 1. grass / field_photos / 雑草、草本、花 / @東和現場近く、日吉駅への道；大通り / サボテン；花 id=3BDO / N-35-32-55.946044 E-139-38-44.322509 / N-35-32-55.946044 E-139-38-44.322509">
            <text:p>JVEMV6 52#2 / 52. 自然観察 / 1. grass / field_photos / 雑草、草本、花 / @東和現場近く、日吉駅への道；大通り / サボテン；花 id=3BDO / N-35-32-55.946044 E-139-38-44.322509 / N-35-32-55.946044 E-139-38-44.322509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2020-07-29_13-25-55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918579 E-139-38-43.992919</text:p>
          </table:table-cell>
          <table:table-cell table:style-name="ce24"/>
          <table:table-cell table:style-name="ce2" table:formula="of:=[.F39]" office:value-type="string" office:string-value="N-35-32-55.918579 E-139-38-43.992919">
            <text:p>N-35-32-55.918579 E-139-38-43.992919</text:p>
          </table:table-cell>
          <table:table-cell table:style-name="ce2" office:value-type="string">
            <text:p>N-35-32-55.918579 E-139-38-43.992919</text:p>
          </table:table-cell>
          <table:table-cell table:style-name="ce33" table:formula="of:=IF([.E39]=&quot;&quot;;[.C39];CONCATENATE([.C39];&quot; / &quot;;[.E39]))" office:value-type="string" office:string-value="JVEMV6 52#2 / 52. 自然観察 / 1. grass / field_photos / 雑草、草本、花 / @東和現場近く、日吉駅への道；大通り / サボテン；花 id=3BDO / N-35-32-55.918579 E-139-38-43.992919 / N-35-32-55.918579 E-139-38-43.992919">
            <text:p>JVEMV6 52#2 / 52. 自然観察 / 1. grass / field_photos / 雑草、草本、花 / @東和現場近く、日吉駅への道；大通り / サボテン；花 id=3BDO / N-35-32-55.918579 E-139-38-43.992919 / N-35-32-55.918579 E-139-38-43.992919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2020-07-29_13-26-00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918579 E-139-38-43.992919</text:p>
          </table:table-cell>
          <table:table-cell table:style-name="ce14"/>
          <table:table-cell table:style-name="ce2" table:formula="of:=[.F40]" office:value-type="string" office:string-value="N-35-32-55.918579 E-139-38-43.992919">
            <text:p>N-35-32-55.918579 E-139-38-43.992919</text:p>
          </table:table-cell>
          <table:table-cell table:style-name="ce2" office:value-type="string">
            <text:p>N-35-32-55.918579 E-139-38-43.992919</text:p>
          </table:table-cell>
          <table:table-cell table:style-name="ce33" table:formula="of:=IF([.E40]=&quot;&quot;;[.C40];CONCATENATE([.C40];&quot; / &quot;;[.E40]))" office:value-type="string" office:string-value="JVEMV6 52#2 / 52. 自然観察 / 1. grass / field_photos / 雑草、草本、花 / @東和現場近く、日吉駅への道；大通り / サボテン；花 id=3BDO / N-35-32-55.918579 E-139-38-43.992919 / N-35-32-55.918579 E-139-38-43.992919">
            <text:p>JVEMV6 52#2 / 52. 自然観察 / 1. grass / field_photos / 雑草、草本、花 / @東和現場近く、日吉駅への道；大通り / サボテン；花 id=3BDO / N-35-32-55.918579 E-139-38-43.992919 / N-35-32-55.918579 E-139-38-43.992919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2020-07-29_13-26-07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918579 E-139-38-43.992919</text:p>
          </table:table-cell>
          <table:table-cell table:style-name="ce24"/>
          <table:table-cell table:style-name="ce2" table:formula="of:=[.F41]" office:value-type="string" office:string-value="N-35-32-55.918579 E-139-38-43.992919">
            <text:p>N-35-32-55.918579 E-139-38-43.992919</text:p>
          </table:table-cell>
          <table:table-cell table:style-name="ce2" office:value-type="string">
            <text:p>N-35-32-55.918579 E-139-38-43.992919</text:p>
          </table:table-cell>
          <table:table-cell table:style-name="ce33" table:formula="of:=IF([.E41]=&quot;&quot;;[.C41];CONCATENATE([.C41];&quot; / &quot;;[.E41]))" office:value-type="string" office:string-value="JVEMV6 52#2 / 52. 自然観察 / 1. grass / field_photos / 雑草、草本、花 / @東和現場近く、日吉駅への道；大通り / サボテン；花 id=3BDO / N-35-32-55.918579 E-139-38-43.992919 / N-35-32-55.918579 E-139-38-43.992919">
            <text:p>JVEMV6 52#2 / 52. 自然観察 / 1. grass / field_photos / 雑草、草本、花 / @東和現場近く、日吉駅への道；大通り / サボテン；花 id=3BDO / N-35-32-55.918579 E-139-38-43.992919 / N-35-32-55.918579 E-139-38-43.992919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2020-07-29_13-26-11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918579 E-139-38-43.992919</text:p>
          </table:table-cell>
          <table:table-cell table:style-name="ce2"/>
          <table:table-cell table:style-name="ce2" table:formula="of:=[.F42]" office:value-type="string" office:string-value="N-35-32-55.918579 E-139-38-43.992919">
            <text:p>N-35-32-55.918579 E-139-38-43.992919</text:p>
          </table:table-cell>
          <table:table-cell table:style-name="ce2" office:value-type="string">
            <text:p>N-35-32-55.918579 E-139-38-43.992919</text:p>
          </table:table-cell>
          <table:table-cell table:style-name="ce33" table:formula="of:=IF([.E42]=&quot;&quot;;[.C42];CONCATENATE([.C42];&quot; / &quot;;[.E42]))" office:value-type="string" office:string-value="JVEMV6 52#2 / 52. 自然観察 / 1. grass / field_photos / 雑草、草本、花 / @東和現場近く、日吉駅への道；大通り / サボテン；花 id=3BDO / N-35-32-55.918579 E-139-38-43.992919 / N-35-32-55.918579 E-139-38-43.992919">
            <text:p>JVEMV6 52#2 / 52. 自然観察 / 1. grass / field_photos / 雑草、草本、花 / @東和現場近く、日吉駅への道；大通り / サボテン；花 id=3BDO / N-35-32-55.918579 E-139-38-43.992919 / N-35-32-55.918579 E-139-38-43.992919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string">
            <text:p>2020-07-29_13-26-20_000.jpg</text:p>
          </table:table-cell>
          <table:table-cell table:style-name="ce20" office:value-type="string">
            <text:p>JVEMV6 52#2 / 52. 自然観察 / 1. grass / field_photos / 雑草、草本、花 / @東和現場近く、日吉駅への道；大通り / サボテン；花 id=3BDO / N-35-32-55.97351 E-139-38-44.157714</text:p>
          </table:table-cell>
          <table:table-cell table:style-name="ce2"/>
          <table:table-cell table:style-name="ce2" table:formula="of:=[.F43]" office:value-type="string" office:string-value="N-35-32-55.97351 E-139-38-44.157714">
            <text:p>N-35-32-55.97351 E-139-38-44.157714</text:p>
          </table:table-cell>
          <table:table-cell table:style-name="ce2" office:value-type="string">
            <text:p>N-35-32-55.97351 E-139-38-44.157714</text:p>
          </table:table-cell>
          <table:table-cell table:style-name="ce33" table:formula="of:=IF([.E43]=&quot;&quot;;[.C43];CONCATENATE([.C43];&quot; / &quot;;[.E43]))" office:value-type="string" office:string-value="JVEMV6 52#2 / 52. 自然観察 / 1. grass / field_photos / 雑草、草本、花 / @東和現場近く、日吉駅への道；大通り / サボテン；花 id=3BDO / N-35-32-55.97351 E-139-38-44.157714 / N-35-32-55.97351 E-139-38-44.157714">
            <text:p>JVEMV6 52#2 / 52. 自然観察 / 1. grass / field_photos / 雑草、草本、花 / @東和現場近く、日吉駅への道；大通り / サボテン；花 id=3BDO / N-35-32-55.97351 E-139-38-44.157714 / N-35-32-55.97351 E-139-38-44.15771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string">
            <text:p>2020-07-29_13-28-34_000.jpg</text:p>
          </table:table-cell>
          <table:table-cell table:style-name="ce16" office:value-type="string">
            <text:p>:PHOTO 記録しておきたいもの / @鶴見駅、東和現場への途中 / 店舗があった区画；「テナント募集中」；トルコ料理レストラン / N-35-32-58.294372 E-139-38-44.487304</text:p>
          </table:table-cell>
          <table:table-cell table:style-name="ce2"/>
          <table:table-cell table:style-name="ce2" table:formula="of:=[.F44]" office:value-type="string" office:string-value="N-35-32-58.294372 E-139-38-44.487304">
            <text:p>N-35-32-58.294372 E-139-38-44.487304</text:p>
          </table:table-cell>
          <table:table-cell table:style-name="ce2" office:value-type="string">
            <text:p>N-35-32-58.294372 E-139-38-44.487304</text:p>
          </table:table-cell>
          <table:table-cell table:style-name="ce33" table:formula="of:=IF([.E44]=&quot;&quot;;[.C44];CONCATENATE([.C44];&quot; / &quot;;[.E44]))" office:value-type="string" office:string-value=":PHOTO 記録しておきたいもの / @鶴見駅、東和現場への途中 / 店舗があった区画；「テナント募集中」；トルコ料理レストラン / N-35-32-58.294372 E-139-38-44.487304 / N-35-32-58.294372 E-139-38-44.487304">
            <text:p>:PHOTO 記録しておきたいもの / @鶴見駅、東和現場への途中 / 店舗があった区画；「テナント募集中」；トルコ料理レストラン / N-35-32-58.294372 E-139-38-44.487304 / N-35-32-58.294372 E-139-38-44.48730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2020-07-29_13-28-37_000.jpg</text:p>
          </table:table-cell>
          <table:table-cell table:style-name="ce16" office:value-type="string">
            <text:p>:PHOTO 記録しておきたいもの / @鶴見駅、東和現場への途中 / 店舗があった区画；「テナント募集中」；トルコ料理レストラン / N-35-32-58.294372 E-139-38-44.487304</text:p>
          </table:table-cell>
          <table:table-cell table:style-name="ce2"/>
          <table:table-cell table:style-name="ce2" table:formula="of:=[.F45]" office:value-type="string" office:string-value="N-35-32-58.294372 E-139-38-44.487304">
            <text:p>N-35-32-58.294372 E-139-38-44.487304</text:p>
          </table:table-cell>
          <table:table-cell table:style-name="ce2" office:value-type="string">
            <text:p>N-35-32-58.294372 E-139-38-44.487304</text:p>
          </table:table-cell>
          <table:table-cell table:style-name="ce33" table:formula="of:=IF([.E45]=&quot;&quot;;[.C45];CONCATENATE([.C45];&quot; / &quot;;[.E45]))" office:value-type="string" office:string-value=":PHOTO 記録しておきたいもの / @鶴見駅、東和現場への途中 / 店舗があった区画；「テナント募集中」；トルコ料理レストラン / N-35-32-58.294372 E-139-38-44.487304 / N-35-32-58.294372 E-139-38-44.487304">
            <text:p>:PHOTO 記録しておきたいもの / @鶴見駅、東和現場への途中 / 店舗があった区画；「テナント募集中」；トルコ料理レストラン / N-35-32-58.294372 E-139-38-44.487304 / N-35-32-58.294372 E-139-38-44.48730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string">
            <text:p>2020-07-29_14-57-25_000.jpg</text:p>
          </table:table-cell>
          <table:table-cell table:style-name="ce6" office:value-type="string">
            <text:p>:PHOTO 記録用 / @自宅；東側；洗面所から見える；東の犬走り / 自然観察 / 花 / N-35-35-28.72467 E-139-34-49.709472</text:p>
          </table:table-cell>
          <table:table-cell table:style-name="ce2"/>
          <table:table-cell table:style-name="ce2" table:formula="of:=[.F46]" office:value-type="string" office:string-value="N-35-35-28.72467 E-139-34-49.709472">
            <text:p>N-35-35-28.72467 E-139-34-49.709472</text:p>
          </table:table-cell>
          <table:table-cell table:style-name="ce2" office:value-type="string">
            <text:p>N-35-35-28.72467 E-139-34-49.709472</text:p>
          </table:table-cell>
          <table:table-cell table:style-name="ce33" table:formula="of:=IF([.E46]=&quot;&quot;;[.C46];CONCATENATE([.C46];&quot; / &quot;;[.E46]))" office:value-type="string" office:string-value=":PHOTO 記録用 / @自宅；東側；洗面所から見える；東の犬走り / 自然観察 / 花 / N-35-35-28.72467 E-139-34-49.709472 / N-35-35-28.72467 E-139-34-49.709472">
            <text:p>:PHOTO 記録用 / @自宅；東側；洗面所から見える；東の犬走り / 自然観察 / 花 / N-35-35-28.72467 E-139-34-49.709472 / N-35-35-28.72467 E-139-34-49.70947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string">
            <text:p>2020-07-29_15-31-59_000.jpg</text:p>
          </table:table-cell>
          <table:table-cell table:style-name="ce23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3" table:formula="of:=IF([.E47]=&quot;&quot;;[.C47];CONCATENATE([.C47];&quot; / &quot;;[.E47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string">
            <text:p>2020-07-29_15-32-29_000.jpg</text:p>
          </table:table-cell>
          <table:table-cell table:style-name="ce20" office:value-type="string">
            <text:p>:m :th / scienceの一部として、デッサン；焚き火</text:p>
          </table:table-cell>
          <table:table-cell table:style-name="ce2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3" table:formula="of:=IF([.E48]=&quot;&quot;;[.C48];CONCATENATE([.C48];&quot; / &quot;;[.E48]))" office:value-type="string" office:string-value=":m :th / scienceの一部として、デッサン；焚き火">
            <text:p>:m :th / scienceの一部として、デッサン；焚き火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2020-07-29_18-27-12_000.jpg</text:p>
          </table:table-cell>
          <table:table-cell table:style-name="ce23" office:value-type="string">
            <text:p>:m anim / dessin / しゃがむ；bonfire;ハト：頭部；スズメ：頭部 / N+</text:p>
          </table:table-cell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string" office:string-value=":m anim / dessin / しゃがむ；bonfire;ハト：頭部；スズメ：頭部 / N+">
            <text:p>:m anim / dessin / しゃがむ；bonfire;ハト：頭部；スズメ：頭部 / N+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2020-07-29_18-35-10_000.jpg</text:p>
          </table:table-cell>
          <table:table-cell table:style-name="ce23" office:value-type="string">
            <text:p>:m 東和 PHOTO / 200729w / 日吉駅 / 箕輪町計画I敷地 / １名 / 経塚工業（三井住友建設） / 日報</text:p>
          </table:table-cell>
          <table:table-cell table:style-name="ce2"/>
          <table:table-cell table:style-name="ce2"/>
          <table:table-cell table:style-name="ce2" office:value-type="string">
            <text:p>N-35-35-28.587341 E-139-34-49.270019</text:p>
          </table:table-cell>
          <table:table-cell table:style-name="ce33" table:formula="of:=IF([.E50]=&quot;&quot;;[.C50];CONCATENATE([.C50];&quot; / &quot;;[.E50]))" office:value-type="string" office:string-value=":m 東和 PHOTO / 200729w / 日吉駅 / 箕輪町計画I敷地 / １名 / 経塚工業（三井住友建設） / 日報">
            <text:p>:m 東和 PHOTO / 200729w / 日吉駅 / 箕輪町計画I敷地 / １名 / 経塚工業（三井住友建設） / 日報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string">
            <text:p>2020-07-29_19-25-51_000.jpg</text:p>
          </table:table-cell>
          <table:table-cell table:style-name="ce6" office:value-type="string">
            <text:p>:m music / log / kb / || s.1:genr=et-N:variations:①~⑦,key=C#,R=1,memo=+,score=+</text:p>
          </table:table-cell>
          <table:table-cell table:style-name="ce2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51]=&quot;&quot;;[.C51];CONCATENATE([.C51];&quot; / &quot;;[.E51]))" office:value-type="string" office:string-value=":m music / log / kb / || s.1:genr=et-N:variations:①~⑦,key=C#,R=1,memo=+,score=+">
            <text:p>:m music / log / kb / || s.1:genr=et-N:variations:①~⑦,key=C#,R=1,memo=+,score=+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string">
            <text:p>2020-07-29_20-43-45_000.jpg</text:p>
          </table:table-cell>
          <table:table-cell table:style-name="ce6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52]=&quot;&quot;;[.C52];CONCATENATE([.C52];&quot; / &quot;;[.E52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string">
            <text:p>2020-07-29_23-06-24_000.jpg</text:p>
          </table:table-cell>
          <table:table-cell table:style-name="ce17" office:value-type="string">
            <text:p>:m 記録 / お酒</text:p>
          </table:table-cell>
          <table:table-cell table:style-name="ce24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53]=&quot;&quot;;[.C53];CONCATENATE([.C53];&quot; / &quot;;[.E53]))" office:value-type="string" office:string-value=":m 記録 / お酒">
            <text:p>:m 記録 / お酒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 office:value-type="string">
            <text:p>2020-07-30_03-14-15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24"/>
          <table:table-cell table:style-name="ce2"/>
          <table:table-cell table:style-name="ce2" office:value-type="string">
            <text:p>N-35-35-28.477478 E-139-34-49.105224</text:p>
          </table:table-cell>
          <table:table-cell table:style-name="ce33" table:formula="of:=IF([.E54]=&quot;&quot;;[.C54];CONCATENATE([.C54];&quot; / &quot;;[.E54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2020-07-30_03-14-21_000.jpg</text:p>
          </table:table-cell>
          <table:table-cell table:style-name="ce16" office:value-type="string">
            <text:p>:m :PHOTO 寝た時刻 / 2020</text:p>
          </table:table-cell>
          <table:table-cell table:style-name="ce24"/>
          <table:table-cell table:style-name="ce2"/>
          <table:table-cell table:style-name="ce2" office:value-type="string">
            <text:p>N-35-35-28.477478 E-139-34-49.105224</text:p>
          </table:table-cell>
          <table:table-cell table:style-name="ce33" table:formula="of:=IF([.E55]=&quot;&quot;;[.C55];CONCATENATE([.C55];&quot; / &quot;;[.E55]))" office:value-type="string" office:string-value=":m :PHOTO 寝た時刻 / 2020">
            <text:p>:m :PHOTO 寝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2" office:value-type="string">
            <text:p>2020-07-30_07-27-04_000.jpg</text:p>
          </table:table-cell>
          <table:table-cell table:style-name="ce17" office:value-type="string">
            <text:p>:m :PHOTO 起きた時刻 / 2020</text:p>
          </table:table-cell>
          <table:table-cell table:style-name="ce24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3" table:formula="of:=IF([.E56]=&quot;&quot;;[.C56];CONCATENATE([.C56];&quot; / &quot;;[.E56]))" office:value-type="string" office:string-value=":m :PHOTO 起きた時刻 / 2020">
            <text:p>:m :PHOTO 起き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office:value-type="string">
            <text:p>2020-07-30_07-28-39_000.jpg</text:p>
          </table:table-cell>
          <table:table-cell table:style-name="ce6" office:value-type="string">
            <text:p>:PHOTO 記録用 / @自宅；東側；洗面所から見える；東の犬走り / 自然観察 / 花</text:p>
          </table:table-cell>
          <table:table-cell table:style-name="ce24"/>
          <table:table-cell table:style-name="ce2"/>
          <table:table-cell table:style-name="ce2" office:value-type="string">
            <text:p>N-35-35-28.62854 E-139-34-49.544677</text:p>
          </table:table-cell>
          <table:table-cell table:style-name="ce33" table:formula="of:=IF([.E57]=&quot;&quot;;[.C57];CONCATENATE([.C57];&quot; / &quot;;[.E5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2" office:value-type="string">
            <text:p>2020-07-30_08-59-48_000.jpg</text:p>
          </table:table-cell>
          <table:table-cell table:style-name="ce6" office:value-type="string">
            <text:p>:m 記録 / 身体 / 全身像 / 顔 / 様子 / time=体操後</text:p>
          </table:table-cell>
          <table:table-cell table:style-name="ce24"/>
          <table:table-cell table:style-name="ce2"/>
          <table:table-cell table:style-name="ce2" office:value-type="string">
            <text:p>N-35-35-28.518676 E-139-34-48.885498</text:p>
          </table:table-cell>
          <table:table-cell table:style-name="ce33" table:formula="of:=IF([.E58]=&quot;&quot;;[.C58];CONCATENATE([.C58];&quot; / &quot;;[.E58]))" office:value-type="string" office:string-value=":m 記録 / 身体 / 全身像 / 顔 / 様子 / time=体操後">
            <text:p>:m 記録 / 身体 / 全身像 / 顔 / 様子 / time=体操後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2" office:value-type="string">
            <text:p>2020-07-30_08-59-55_000.jpg</text:p>
          </table:table-cell>
          <table:table-cell table:style-name="ce17" office:value-type="string">
            <text:p>:tome/ (J*) / ただで受け取ったのだから；ただであげなさい（byイエス）</text:p>
          </table:table-cell>
          <table:table-cell table:style-name="ce24"/>
          <table:table-cell table:style-name="ce2"/>
          <table:table-cell table:style-name="ce2" office:value-type="string">
            <text:p>N-35-35-28.450012 E-139-34-49.050292</text:p>
          </table:table-cell>
          <table:table-cell table:style-name="ce33" table:formula="of:=IF([.E59]=&quot;&quot;;[.C59];CONCATENATE([.C59];&quot; / &quot;;[.E59]))" office:value-type="string" office:string-value=":tome/ (J*) / ただで受け取ったのだから；ただであげなさい（byイエス）">
            <text:p>:tome/ (J*) / ただで受け取ったのだから；ただであげなさい（byイエス）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office:value-type="string">
            <text:p>2020-07-30_09-00-24_000.jpg</text:p>
          </table:table-cell>
          <table:table-cell table:style-name="ce20" office:value-type="string">
            <text:p>:m other / 記録　文書 / @自室 / 朝体操 / dance-original / s.1:id=3a.n:steps || s.2:id=4a.n:steps || s.3:id=7.n:beat-1~4:股割り</text:p>
          </table:table-cell>
          <table:table-cell table:style-name="ce24"/>
          <table:table-cell table:style-name="ce2"/>
          <table:table-cell table:style-name="ce2" office:value-type="string">
            <text:p>N-35-35-28.752136 E-139-34-49.324951</text:p>
          </table:table-cell>
          <table:table-cell table:style-name="ce33" table:formula="of:=IF([.E60]=&quot;&quot;;[.C60];CONCATENATE([.C60];&quot; / &quot;;[.E60]))" office:value-type="string" office:string-value=":m other / 記録　文書 / @自室 / 朝体操 / dance-original / s.1:id=3a.n:steps || s.2:id=4a.n:steps || s.3:id=7.n:beat-1~4:股割り">
            <text:p>:m other / 記録　文書 / @自室 / 朝体操 / dance-original / s.1:id=3a.n:steps || s.2:id=4a.n:steps || s.3:id=7.n:beat-1~4:股割り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2020-07-29_19-23-58_000.mp4</text:p>
          </table:table-cell>
          <table:table-cell table:style-name="ce6" office:value-type="string">
            <text:p>:VIDEO / @自室 / 記録 / recorder,rc / 演奏、play / r-2020-0729-1 / genr=et-N:variations:①~⑦,key=C#,R=1,memo=+,score=+</text:p>
          </table:table-cell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string" office:string-value=":VIDEO / @自室 / 記録 / recorder,rc / 演奏、play / r-2020-0729-1 / genr=et-N:variations:①~⑦,key=C#,R=1,memo=+,score=+">
            <text:p>:VIDEO / @自室 / 記録 / recorder,rc / 演奏、play / r-2020-0729-1 / genr=et-N:variations:①~⑦,key=C#,R=1,memo=+,score=+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9_23-04-15_000.m4a</text:p>
          </table:table-cell>
          <table:table-cell table:style-name="ce20" office:value-type="string">
            <text:p>:m :lets / action activity / やること / キャベツ；仕込み；方法</text:p>
          </table:table-cell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string" office:string-value=":m :lets / action activity / やること / キャベツ；仕込み；方法">
            <text:p>:m :lets / action activity / やること / キャベツ；仕込み；方法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30_08-57-47_000.mp4</text:p>
          </table:table-cell>
          <table:table-cell table:style-name="ce6" office:value-type="string">
            <text:p>:VIDEO / @自宅 / 体操 / ダンス、dance-original / d-2020-0730-1 / id=7.n;memo:sec-3</text:p>
          </table:table-cell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string" office:string-value=":VIDEO / @自宅 / 体操 / ダンス、dance-original / d-2020-0730-1 / id=7.n;memo:sec-3">
            <text:p>:VIDEO / @自宅 / 体操 / ダンス、dance-original / d-2020-0730-1 / id=7.n;memo:sec-3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73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ダンス、dance-original / d-2020-073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73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473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2020/07/30</text:date>, <text:time>11:03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30T11:03:45.68</dc:date>
    <dc:creator>iwabuchi ken</dc:creator>
    <meta:editing-duration>P23DT13H22M6S</meta:editing-duration>
    <meta:editing-cycles>9092</meta:editing-cycles>
    <meta:document-statistic meta:table-count="1" meta:cell-count="593" meta:object-count="0"/>
  </office:meta>
</office:document-meta>
</file>